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dash" draw:stroke-dash="UML_20_Dash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dash" draw:stroke-dash="UML_20_Dash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StrokedCirc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color="#000000" draw:fill="none" draw:fill-color="#ffffff" fo:min-height="0.635cm"/>
    </style:style>
    <style:style style:name="gr18" style:family="graphic" style:parent-style-name="standard" style:list-style-name="L2">
      <style:graphic-properties draw:stroke="solid" svg:stroke-width="0cm" svg:stroke-color="#000000" draw:marker-start="StrokedCirc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28" style:family="graphic" style:parent-style-name="objectwithoutfill">
      <style:graphic-properties draw:marker-end="Arrowheads_20_1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gr1" draw:text-style-name="P1" draw:layer="layout" svg:width="19.59cm" svg:height="4.16cm" svg:x="1cm" svg:y="3.921cm">
          <text:p><text:span text:style-name="T1"/></text:p>
          <draw:enhanced-geometry svg:viewBox="0 0 1000 404" draw:text-areas="0 0 1000 404" draw:type="NonPrimitive" draw:enhanced-path="M 1000 404 L 1000 0 0 0 0 404 Z"/>
        </draw:custom-shape>
        <draw:connector draw:style-name="gr2" draw:text-style-name="P2" draw:layer="layout" svg:x1="4.016cm" svg:y1="6.842cm" svg:x2="4.016cm" svg:y2="9.461cm" draw:start-shape="id1" draw:start-glue-point="2" draw:end-shape="id2" draw:end-glue-point="0" svg:d="M4016 6842v2619" svg:viewBox="0 0 1 2620">
          <text:p/>
        </draw:connector>
        <draw:custom-shape draw:name="ClassName" draw:style-name="gr3" draw:text-style-name="P1" xml:id="id1" draw:id="id1" draw:layer="layout" svg:width="4cm" svg:height="1.747cm" svg:x="2.016cm" svg:y="5.095cm">
          <text:p text:style-name="P3"><text:span text:style-name="T1">DrawabaleObjectClass</text:span></text:p>
          <draw:enhanced-geometry svg:viewBox="0 0 1000 404" draw:text-areas="0 0 1000 404" draw:type="NonPrimitive" draw:enhanced-path="M 1000 404 L 1000 0 0 0 0 404 Z"/>
        </draw:custom-shape>
        <draw:frame draw:style-name="gr4" draw:layer="layout" svg:width="7.874cm" svg:height="1.266cm" svg:x="1.127cm" svg:y="4.048cm">
          <draw:text-box>
            <text:p>Graphics Interface</text:p>
          </draw:text-box>
        </draw:frame>
        <draw:custom-shape draw:name="ClassName" draw:style-name="gr5" draw:text-style-name="P1" xml:id="id2" draw:id="id2" draw:layer="layout" svg:width="4cm" svg:height="1.62cm" svg:x="2.016cm" svg:y="9.461cm">
          <text:p text:style-name="P3"><text:span text:style-name="T1">GraphicsLayer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6" draw:text-style-name="P1" xml:id="id3" draw:id="id3" draw:layer="layout" svg:width="4cm" svg:height="1.62cm" svg:x="15.732cm" svg:y="5.095cm">
          <text:p text:style-name="P3"><text:span text:style-name="T1">GraphicsWindow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7" draw:text-style-name="P1" xml:id="id4" draw:id="id4" draw:layer="layout" svg:width="4cm" svg:height="1.62cm" svg:x="15.732cm" svg:y="9.461cm">
          <text:p text:style-name="P3"><text:span text:style-name="T1">SDLWindow</text:span></text:p>
          <draw:enhanced-geometry svg:viewBox="0 0 1000 404" draw:text-areas="0 0 1000 404" draw:type="NonPrimitive" draw:enhanced-path="M 1000 404 L 1000 0 0 0 0 404 Z"/>
        </draw:custom-shape>
        <draw:connector draw:style-name="gr8" draw:text-style-name="P2" draw:layer="layout" svg:x1="17.732cm" svg:y1="6.715cm" svg:x2="17.732cm" svg:y2="9.461cm" draw:start-shape="id3" draw:start-glue-point="2" draw:end-shape="id4" draw:end-glue-point="0" svg:d="M17732 6715v2746" svg:viewBox="0 0 1 2747">
          <text:p/>
        </draw:connector>
        <draw:custom-shape draw:name="ClassName" draw:style-name="gr9" draw:text-style-name="P1" xml:id="id5" draw:id="id5" draw:layer="layout" svg:width="4cm" svg:height="1.62cm" svg:x="2.016cm" svg:y="11.953cm">
          <text:p text:style-name="P3"><text:span text:style-name="T1">AnimationBaseClass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0" draw:text-style-name="P1" xml:id="id8" draw:id="id8" draw:layer="layout" svg:width="4cm" svg:height="1.62cm" svg:x="2.016cm" svg:y="14.508cm">
          <text:p text:style-name="P3"><text:span text:style-name="T1">PlayerAnimation</text:span></text:p>
          <draw:enhanced-geometry svg:viewBox="0 0 1000 404" draw:text-areas="0 0 1000 404" draw:mirror-horizontal="false" draw:mirror-vertical="false" draw:type="NonPrimitive" draw:enhanced-path="M 1000 404 L 1000 0 0 0 0 404 Z"/>
        </draw:custom-shape>
        <draw:custom-shape draw:name="ClassName" draw:style-name="gr11" draw:text-style-name="P1" xml:id="id7" draw:id="id7" draw:layer="layout" svg:width="4cm" svg:height="1.62cm" svg:x="2.016cm" svg:y="16.652cm">
          <text:p text:style-name="P3"><text:span text:style-name="T1">StarAnimation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2" draw:text-style-name="P1" xml:id="id6" draw:id="id6" draw:layer="layout" svg:width="4cm" svg:height="1.62cm" svg:x="2.016cm" svg:y="18.684cm">
          <text:p text:style-name="P3"><text:span text:style-name="T1">WallAnimation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3" draw:text-style-name="P1" xml:id="id9" draw:id="id9" draw:layer="layout" svg:width="4cm" svg:height="1.62cm" svg:x="6.753cm" svg:y="14.508cm">
          <text:p text:style-name="P3"><text:span text:style-name="T1">PlayerNoAnimation</text:span></text:p>
          <draw:enhanced-geometry svg:viewBox="0 0 1000 404" draw:text-areas="0 0 1000 404" draw:mirror-horizontal="false" draw:mirror-vertical="false" draw:type="NonPrimitive" draw:enhanced-path="M 1000 404 L 1000 0 0 0 0 404 Z"/>
        </draw:custom-shape>
        <draw:custom-shape draw:name="ClassName" draw:style-name="gr14" draw:text-style-name="P1" xml:id="id10" draw:id="id10" draw:layer="layout" svg:width="4cm" svg:height="1.62cm" svg:x="6.753cm" svg:y="16.652cm">
          <text:p text:style-name="P3"><text:span text:style-name="T1">StarNoAnimation</text:span></text:p>
          <draw:enhanced-geometry svg:viewBox="0 0 1000 404" draw:text-areas="0 0 1000 404" draw:mirror-horizontal="false" draw:mirror-vertical="false" draw:type="NonPrimitive" draw:enhanced-path="M 1000 404 L 1000 0 0 0 0 404 Z"/>
        </draw:custom-shape>
        <draw:custom-shape draw:name="ClassName" draw:style-name="gr15" draw:text-style-name="P1" xml:id="id11" draw:id="id11" draw:layer="layout" svg:width="4cm" svg:height="1.62cm" svg:x="6.753cm" svg:y="18.684cm">
          <text:p text:style-name="P3"><text:span text:style-name="T1">WallNoAnimation</text:span></text:p>
          <draw:enhanced-geometry svg:viewBox="0 0 1000 404" draw:text-areas="0 0 1000 404" draw:type="NonPrimitive" draw:enhanced-path="M 1000 404 L 1000 0 0 0 0 404 Z"/>
        </draw:custom-shape>
        <draw:connector draw:style-name="gr16" draw:text-style-name="P2" draw:layer="layout" svg:x1="4.244cm" svg:y1="2.681cm" svg:x2="4.244cm" svg:y2="3.921cm" svg:d="M4244 2681v1240" svg:viewBox="0 0 1 1241">
          <text:p/>
        </draw:connector>
        <draw:frame draw:style-name="gr17" draw:text-style-name="P4" draw:layer="layout" svg:width="4.826cm" svg:height="0.885cm" svg:x="2.651cm" svg:y="2.143cm">
          <draw:text-box>
            <text:p text:style-name="P4"><text:span text:style-name="T2">createObject(ObjectType)</text:span></text:p>
          </draw:text-box>
        </draw:frame>
        <draw:connector draw:style-name="gr18" draw:text-style-name="P2" draw:layer="layout" svg:x1="17.706cm" svg:y1="2.681cm" svg:x2="17.706cm" svg:y2="3.921cm" svg:d="M17706 2681v1240" svg:viewBox="0 0 1 1241">
          <text:p/>
        </draw:connector>
        <draw:frame draw:style-name="gr17" draw:text-style-name="P4" draw:layer="layout" svg:width="3.556cm" svg:height="0.885cm" svg:x="16.494cm" svg:y="2.143cm">
          <draw:text-box>
            <text:p text:style-name="P4"><text:span text:style-name="T2">createWindow()</text:span></text:p>
          </draw:text-box>
        </draw:frame>
        <draw:custom-shape draw:name="ClassName" draw:style-name="gr19" draw:text-style-name="P1" xml:id="id15" draw:id="id15" draw:layer="layout" svg:width="4cm" svg:height="1.62cm" svg:x="15.732cm" svg:y="12.303cm">
          <text:p text:style-name="P3"><text:span text:style-name="T1">CameraClass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0" draw:text-style-name="P1" xml:id="id16" draw:id="id16" draw:layer="layout" svg:width="4cm" svg:height="1.62cm" svg:x="16.24cm" svg:y="14.462cm">
          <text:p text:style-name="P3"><text:span text:style-name="T1">ZeroCalculator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1" draw:text-style-name="P1" xml:id="id17" draw:id="id17" draw:layer="layout" svg:width="4cm" svg:height="1.62cm" svg:x="16.24cm" svg:y="16.271cm">
          <text:p text:style-name="P3"><text:span text:style-name="T1">NonZeroCalculator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2" draw:text-style-name="P1" xml:id="id18" draw:id="id18" draw:layer="layout" svg:width="4cm" svg:height="1.62cm" svg:x="16.24cm" svg:y="18.176cm">
          <text:p text:style-name="P3"><text:span text:style-name="T1">BoundsChecker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3" draw:text-style-name="P1" xml:id="id14" draw:id="id14" draw:layer="layout" svg:width="1.079cm" svg:height="0.477cm" svg:x="11.605cm" svg:y="18.684cm">
          <text:p text:style-name="P3"><text:span text:style-name="T1">...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4" draw:text-style-name="P1" xml:id="id13" draw:id="id13" draw:layer="layout" svg:width="1.079cm" svg:height="0.477cm" svg:x="11.605cm" svg:y="16.652cm">
          <text:p text:style-name="P3"><text:span text:style-name="T1">...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5" draw:text-style-name="P1" xml:id="id12" draw:id="id12" draw:layer="layout" svg:width="1.079cm" svg:height="0.477cm" svg:x="11.605cm" svg:y="14.508cm">
          <text:p text:style-name="P3"><text:span text:style-name="T1">...</text:span></text:p>
          <draw:enhanced-geometry svg:viewBox="0 0 1000 404" draw:text-areas="0 0 1000 404" draw:type="NonPrimitive" draw:enhanced-path="M 1000 404 L 1000 0 0 0 0 404 Z"/>
        </draw:custom-shape>
        <draw:connector draw:style-name="gr26" draw:text-style-name="P5" draw:layer="layout" svg:x1="4.016cm" svg:y1="11.081cm" svg:x2="4.016cm" svg:y2="11.953cm" draw:start-shape="id2" draw:start-glue-point="2" draw:end-shape="id5" draw:end-glue-point="0" svg:d="M4016 11081v872" svg:viewBox="0 0 1 873">
          <text:p/>
        </draw:connector>
        <draw:connector draw:style-name="gr27" draw:text-style-name="P5" draw:layer="layout" svg:x1="2.016cm" svg:y1="19.494cm" svg:x2="2.016cm" svg:y2="12.763cm" draw:start-shape="id6" draw:start-glue-point="3" draw:end-shape="id5" svg:d="M2016 19494h-501v-6731h501" svg:viewBox="0 0 502 6732">
          <text:p/>
        </draw:connector>
        <draw:connector draw:style-name="gr28" draw:text-style-name="P5" draw:layer="layout" svg:x1="2.016cm" svg:y1="17.462cm" svg:x2="2.016cm" svg:y2="12.763cm" draw:start-shape="id7" draw:end-shape="id5" draw:end-glue-point="3" svg:d="M2016 17462h-501v-4699h501" svg:viewBox="0 0 502 4700">
          <text:p/>
        </draw:connector>
        <draw:connector draw:style-name="gr28" draw:text-style-name="P5" draw:layer="layout" svg:x1="2.016cm" svg:y1="15.318cm" svg:x2="2.016cm" svg:y2="12.763cm" draw:start-shape="id8" draw:start-glue-point="3" draw:end-shape="id5" draw:end-glue-point="3" svg:d="M2016 15318h-501v-2555h501" svg:viewBox="0 0 502 2556">
          <text:p/>
        </draw:connector>
        <draw:connector draw:style-name="gr29" draw:text-style-name="P5" draw:layer="layout" svg:x1="6.753cm" svg:y1="15.318cm" svg:x2="6.016cm" svg:y2="15.318cm" draw:start-shape="id9" draw:start-glue-point="3" draw:end-shape="id8" draw:end-glue-point="1" svg:d="M6753 15318h-737" svg:viewBox="0 0 738 1">
          <text:p/>
        </draw:connector>
        <draw:connector draw:style-name="gr29" draw:text-style-name="P5" draw:layer="layout" svg:x1="6.753cm" svg:y1="17.462cm" svg:x2="6.016cm" svg:y2="17.462cm" draw:start-shape="id10" draw:start-glue-point="3" draw:end-shape="id7" draw:end-glue-point="1" svg:d="M6753 17462h-737" svg:viewBox="0 0 738 1">
          <text:p/>
        </draw:connector>
        <draw:connector draw:style-name="gr29" draw:text-style-name="P5" draw:layer="layout" svg:x1="6.753cm" svg:y1="19.494cm" svg:x2="6.016cm" svg:y2="19.494cm" draw:start-shape="id11" draw:start-glue-point="3" draw:end-shape="id6" draw:end-glue-point="1" svg:d="M6753 19494h-737" svg:viewBox="0 0 738 1">
          <text:p/>
        </draw:connector>
        <draw:connector draw:style-name="gr29" draw:text-style-name="P5" draw:layer="layout" draw:line-skew="0.329cm -2.223cm" svg:x1="12.144cm" svg:y1="14.508cm" svg:x2="6.016cm" svg:y2="15.318cm" draw:start-shape="id12" draw:start-glue-point="0" draw:end-shape="id8" draw:end-glue-point="1" svg:d="M12144 14508v-173h-5556v983h-572" svg:viewBox="0 0 6129 984">
          <text:p/>
        </draw:connector>
        <draw:connector draw:style-name="gr29" draw:text-style-name="P5" draw:layer="layout" draw:line-skew="0.344cm -2.223cm" svg:x1="12.144cm" svg:y1="16.652cm" svg:x2="6.016cm" svg:y2="17.462cm" draw:start-shape="id13" draw:start-glue-point="0" draw:end-shape="id7" draw:end-glue-point="1" svg:d="M12144 16652v-158h-5556v968h-572" svg:viewBox="0 0 6129 969">
          <text:p/>
        </draw:connector>
        <draw:connector draw:style-name="gr29" draw:text-style-name="P5" draw:layer="layout" draw:line-skew="0.344cm -2.223cm" svg:x1="12.144cm" svg:y1="18.684cm" svg:x2="6.016cm" svg:y2="19.494cm" draw:start-shape="id14" draw:start-glue-point="0" draw:end-shape="id6" draw:end-glue-point="1" svg:d="M12144 18684v-158h-5556v968h-572" svg:viewBox="0 0 6129 969">
          <text:p/>
        </draw:connector>
        <draw:connector draw:style-name="gr28" draw:text-style-name="P5" draw:layer="layout" svg:x1="17.732cm" svg:y1="11.081cm" svg:x2="17.732cm" svg:y2="12.303cm" draw:start-shape="id4" draw:start-glue-point="2" draw:end-shape="id15" draw:end-glue-point="0" svg:d="M17732 11081v1222" svg:viewBox="0 0 1 1223">
          <text:p/>
        </draw:connector>
        <draw:connector draw:style-name="gr28" draw:text-style-name="P5" draw:layer="layout" svg:x1="15.732cm" svg:y1="13.113cm" svg:x2="16.24cm" svg:y2="15.272cm" draw:start-shape="id15" draw:start-glue-point="3" draw:end-shape="id16" draw:end-glue-point="3" svg:d="M15732 13113h-501v2159h1009" svg:viewBox="0 0 1010 2160">
          <text:p/>
        </draw:connector>
        <draw:connector draw:style-name="gr28" draw:text-style-name="P5" draw:layer="layout" svg:x1="15.732cm" svg:y1="13.113cm" svg:x2="16.24cm" svg:y2="17.081cm" draw:start-shape="id15" draw:start-glue-point="3" draw:end-shape="id17" draw:end-glue-point="3" svg:d="M15732 13113h-501v3968h1009" svg:viewBox="0 0 1010 3969">
          <text:p/>
        </draw:connector>
        <draw:connector draw:style-name="gr28" draw:text-style-name="P5" draw:layer="layout" svg:x1="15.732cm" svg:y1="13.113cm" svg:x2="16.24cm" svg:y2="18.986cm" draw:start-shape="id15" draw:start-glue-point="3" draw:end-shape="id18" draw:end-glue-point="3" svg:d="M15732 13113h-501v5873h1009" svg:viewBox="0 0 1010 58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UML_20_Dash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7:11:35.668173902</meta:creation-date>
    <dc:date>2015-08-28T07:42:06.646921620</dc:date>
    <meta:editing-duration>PT16M9S</meta:editing-duration>
    <meta:editing-cycles>7</meta:editing-cycles>
    <meta:generator>LibreOffice/4.2.8.2$Linux_x86 LibreOffice_project/420m0$Build-2</meta:generator>
    <meta:document-statistic meta:object-count="40"/>
  </office:meta>
</office:document-meta>
</file>